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automatic-styles>
    <style:style style:name="co1" style:family="table-column">
      <style:table-column-properties fo:break-before="auto" style:column-width="4.695cm"/>
    </style:style>
    <style:style style:name="co2" style:family="table-column">
      <style:table-column-properties fo:break-before="auto" style:column-width="7.953cm"/>
    </style:style>
    <style:style style:name="co3" style:family="table-column">
      <style:table-column-properties fo:break-before="auto" style:column-width="10.218cm"/>
    </style:style>
    <style:style style:name="co4" style:family="table-column">
      <style:table-column-properties fo:break-before="auto" style:column-width="2.447cm"/>
    </style:style>
    <style:style style:name="co5" style:family="table-column">
      <style:table-column-properties fo:break-before="auto" style:column-width="1.843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4.997cm"/>
    </style:style>
    <style:style style:name="co8" style:family="table-column">
      <style:table-column-properties fo:break-before="auto" style:column-width="4.029cm"/>
    </style:style>
    <style:style style:name="co9" style:family="table-column">
      <style:table-column-properties fo:break-before="auto" style:column-width="2.053cm"/>
    </style:style>
    <style:style style:name="co10" style:family="table-column">
      <style:table-column-properties fo:break-before="auto" style:column-width="2.067cm"/>
    </style:style>
    <style:style style:name="co11" style:family="table-column">
      <style:table-column-properties fo:break-before="auto" style:column-width="2.616cm"/>
    </style:style>
    <style:style style:name="co12" style:family="table-column">
      <style:table-column-properties fo:break-before="auto" style:column-width="2.058cm"/>
    </style:style>
    <style:style style:name="co13" style:family="table-column">
      <style:table-column-properties fo:break-before="auto" style:column-width="5.193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none"/>
    </style:style>
    <style:style style:name="odfdo_auto_2" style:family="table-cell" style:parent-style-name="Default">
      <style:table-cell-properties fo:background-color="#0000ad" fo:border="none"/>
    </style:style>
    <style:style style:name="odfdo_auto_3" style:family="table-cell" style:parent-style-name="Default">
      <style:table-cell-properties fo:background-color="#0000df" fo:border="none"/>
    </style:style>
    <style:style style:name="odfdo_auto_4" style:family="table-cell" style:parent-style-name="Default">
      <style:table-cell-properties fo:background-color="#0000ff" fo:border="none"/>
    </style:style>
    <style:style style:name="odfdo_auto_5" style:family="table-cell" style:parent-style-name="Default">
      <style:table-cell-properties fo:background-color="#0028ff" fo:border="none"/>
    </style:style>
    <style:style style:name="odfdo_auto_6" style:family="table-cell" style:parent-style-name="Default">
      <style:table-cell-properties fo:background-color="#0054ff" fo:border="none"/>
    </style:style>
    <style:style style:name="odfdo_auto_7" style:family="table-cell" style:parent-style-name="Default">
      <style:table-cell-properties fo:background-color="#0081ff" fo:border="none"/>
    </style:style>
    <style:style style:name="odfdo_auto_8" style:family="table-cell" style:parent-style-name="Default">
      <style:table-cell-properties fo:background-color="#00a9ff" fo:border="none"/>
    </style:style>
    <style:style style:name="odfdo_auto_9" style:family="table-cell" style:parent-style-name="Default">
      <style:table-cell-properties fo:background-color="#00d5ff" fo:border="none"/>
    </style:style>
    <style:style style:name="odfdo_auto_10" style:family="table-cell" style:parent-style-name="Default">
      <style:table-cell-properties fo:background-color="#15ffe1" fo:border="none"/>
    </style:style>
    <style:style style:name="odfdo_auto_11" style:family="table-cell" style:parent-style-name="Default">
      <style:table-cell-properties fo:background-color="#36ffc1" fo:border="none"/>
    </style:style>
    <style:style style:name="odfdo_auto_12" style:family="table-cell" style:parent-style-name="Default">
      <style:table-cell-properties fo:background-color="#59ff9d" fo:border="none"/>
    </style:style>
    <style:style style:name="odfdo_auto_13" style:family="table-cell" style:parent-style-name="Default">
      <style:table-cell-properties fo:background-color="#7dff7a" fo:border="none"/>
    </style:style>
    <style:style style:name="odfdo_auto_14" style:family="table-cell" style:parent-style-name="Default">
      <style:table-cell-properties fo:background-color="#9dff59" fo:border="none"/>
    </style:style>
    <style:style style:name="odfdo_auto_15" style:family="table-cell" style:parent-style-name="Default">
      <style:table-cell-properties fo:background-color="#c1ff36" fo:border="none"/>
    </style:style>
    <style:style style:name="odfdo_auto_16" style:family="table-cell" style:parent-style-name="Default">
      <style:table-cell-properties fo:background-color="#e5ff12" fo:border="none"/>
    </style:style>
    <style:style style:name="odfdo_auto_17" style:family="table-cell" style:parent-style-name="Default">
      <style:table-cell-properties fo:background-color="#ffe600" fo:border="none"/>
    </style:style>
    <style:style style:name="odfdo_auto_18" style:family="table-cell" style:parent-style-name="Default">
      <style:table-cell-properties fo:background-color="#ffbd00" fo:border="none"/>
    </style:style>
    <style:style style:name="odfdo_auto_19" style:family="table-cell" style:parent-style-name="Default">
      <style:table-cell-properties fo:background-color="#ff9400" fo:border="none"/>
    </style:style>
    <style:style style:name="odfdo_auto_20" style:family="table-cell" style:parent-style-name="Default">
      <style:table-cell-properties fo:background-color="#ff6f00" fo:border="none"/>
    </style:style>
    <style:style style:name="odfdo_auto_21" style:family="table-cell" style:parent-style-name="Default">
      <style:table-cell-properties fo:background-color="#ff4600" fo:border="none"/>
    </style:style>
    <style:style style:name="odfdo_auto_22" style:family="table-cell" style:parent-style-name="Default">
      <style:table-cell-properties fo:background-color="#ff1d00" fo:border="none"/>
    </style:style>
    <style:style style:name="odfdo_auto_23" style:family="table-cell" style:parent-style-name="Default">
      <style:table-cell-properties fo:background-color="#df0000" fo:border="none"/>
    </style:style>
    <style:style style:name="odfdo_auto_24" style:family="table-cell" style:parent-style-name="Default">
      <style:table-cell-properties fo:background-color="#ad0000" fo:border="none"/>
    </style:style>
    <style:style style:name="odfdo_auto_25" style:family="table-cell" style:parent-style-name="Default">
      <style:table-cell-properties fo:background-color="#0c0787" fo:border="none"/>
    </style:style>
    <style:style style:name="odfdo_auto_41" style:family="table-cell" style:parent-style-name="Default">
      <style:table-cell-properties fo:border="none"/>
      <style:text-properties fo:color="#ff0000"/>
    </style:style>
    <style:style style:name="odfdo_auto_28" style:family="table-cell" style:parent-style-name="Default">
      <style:table-cell-properties fo:background-color="#6600a7" fo:border="none"/>
    </style:style>
    <style:style style:name="odfdo_auto_29" style:family="table-cell" style:parent-style-name="Default">
      <style:table-cell-properties fo:background-color="#7e03a8" fo:border="none"/>
    </style:style>
    <style:style style:name="odfdo_auto_26" style:family="table-cell" style:parent-style-name="Default">
      <style:table-cell-properties fo:background-color="#310497" fo:border="none"/>
    </style:style>
    <style:style style:name="odfdo_auto_27" style:family="table-cell" style:parent-style-name="Default">
      <style:table-cell-properties fo:background-color="#4c02a1" fo:border="none"/>
    </style:style>
    <style:style style:name="odfdo_auto_30" style:family="table-cell" style:parent-style-name="Default">
      <style:table-cell-properties fo:background-color="#9511a1" fo:border="none"/>
    </style:style>
    <style:style style:name="odfdo_auto_32" style:family="table-cell" style:parent-style-name="Default">
      <style:table-cell-properties fo:background-color="#bc3587" fo:border="none"/>
    </style:style>
    <style:style style:name="odfdo_auto_33" style:family="table-cell" style:parent-style-name="Default">
      <style:table-cell-properties fo:background-color="#cc4778" fo:border="none"/>
    </style:style>
    <style:style style:name="odfdo_auto_35" style:family="table-cell" style:parent-style-name="Default">
      <style:table-cell-properties fo:background-color="#e66c5c" fo:border="none"/>
    </style:style>
    <style:style style:name="odfdo_auto_38" style:family="table-cell" style:parent-style-name="Default">
      <style:table-cell-properties fo:background-color="#fdac32" fo:border="none"/>
    </style:style>
    <style:style style:name="odfdo_auto_39" style:family="table-cell" style:parent-style-name="Default">
      <style:table-cell-properties fo:background-color="#fec527" fo:border="none"/>
    </style:style>
    <style:style style:name="odfdo_auto_36" style:family="table-cell" style:parent-style-name="Default">
      <style:table-cell-properties fo:background-color="#f1804e" fo:border="none"/>
    </style:style>
    <style:style style:name="odfdo_auto_31" style:family="table-cell" style:parent-style-name="Default">
      <style:table-cell-properties fo:background-color="#aa2395" fo:border="none"/>
    </style:style>
    <style:style style:name="odfdo_auto_34" style:family="table-cell" style:parent-style-name="Default">
      <style:table-cell-properties fo:background-color="#da5969" fo:border="none"/>
    </style:style>
    <style:style style:name="odfdo_auto_37" style:family="table-cell" style:parent-style-name="Default">
      <style:table-cell-properties fo:background-color="#f99540" fo:border="none"/>
    </style:style>
  </office:automatic-styles>
  <office:body>
    <office:spreadsheet>
      <table:table table:name="bessel_J_h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Y_hold" table:style-name="ta1">
        <table:table-column table:style-name="co13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I_hold" table:style-name="ta1">
        <table:table-column table:style-name="co1" table:default-cell-style-name="Default"/>
        <table:table-column table:style-name="co2" table:default-cell-style-name="odfdo_auto_7"/>
        <table:table-column table:style-name="co3" table:default-cell-style-name="odfdo_auto_7"/>
        <table:table-column table:style-name="co3" table:default-cell-style-name="odfdo_auto_3"/>
        <table:table-column table:style-name="co2" table:default-cell-style-name="odfdo_auto_7"/>
        <table:table-column table:style-name="co4" table:default-cell-style-name="odfdo_auto_41"/>
        <table:table-column table:style-name="co2" table:default-cell-style-name="odfdo_auto_7"/>
        <table:table-column table:style-name="co5" table:default-cell-style-name="odfdo_auto_7"/>
        <table:table-column table:style-name="co3" table:number-columns-repeated="4" table:default-cell-style-name="odfdo_auto_7"/>
        <table:table-column table:style-name="co6" table:default-cell-style-name="odfdo_auto_7"/>
        <table:table-column table:style-name="co7" table:default-cell-style-name="odfdo_auto_7"/>
        <table:table-column table:style-name="co3" table:number-columns-repeated="2" table:default-cell-style-name="odfdo_auto_7"/>
        <table:table-column table:style-name="co5" table:default-cell-style-name="odfdo_auto_7"/>
        <table:table-column table:style-name="co8" table:default-cell-style-name="odfdo_auto_7"/>
        <table:table-column table:style-name="co3" table:default-cell-style-name="odfdo_auto_18"/>
        <table:table-column table:style-name="co3" table:default-cell-style-name="odfdo_auto_19"/>
        <table:table-column table:style-name="co9" table:default-cell-style-name="odfdo_auto_7"/>
        <table:table-column table:style-name="co1" table:default-cell-style-name="odfdo_auto_7"/>
        <table:table-column table:style-name="co5" table:default-cell-style-name="odfdo_auto_7"/>
        <table:table-column table:style-name="co10" table:default-cell-style-name="odfdo_auto_7"/>
        <table:table-column table:style-name="co11" table:default-cell-style-name="odfdo_auto_7"/>
        <table:table-column table:style-name="co12" table:number-columns-repeated="16359"/>
        <table:table-row table:style-name="ro1">
          <table:table-cell office:value-type="string" calcext:value-type="string">
            <text:p>bessel_I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  <table:table-cell table:style-name="Default" table:number-columns-repeated="16359"/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  <table:table-cell table:style-name="Default" table:number-columns-repeated="16359"/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  <table:table-cell table:style-name="Default" table:number-columns-repeated="16359"/>
        </table:table-row>
      </table:table>
      <table:table table:name="bessel_K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12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bessel_K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truve_H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12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struve_H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truve_L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12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struve_L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number-columns-repeated="2"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" office:value-type="string" calcext:value-type="string">
            <text:p>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hankel1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8" table:default-cell-style-name="odfdo_auto_7"/>
        <table:table-column table:style-name="co14" table:default-cell-style-name="odfdo_auto_18"/>
        <table:table-column table:style-name="co14" table:number-columns-repeated="3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hankel2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8" table:default-cell-style-name="odfdo_auto_7"/>
        <table:table-column table:style-name="co14" table:default-cell-style-name="odfdo_auto_18"/>
        <table:table-column table:style-name="co14" table:number-columns-repeated="3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TypeError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5" office:value-type="string" calcext:value-type="string">
            <text:p>complex | floa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3"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TypeError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TypeErro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TypeErro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8" office:value-type="string" calcext:value-type="string">
            <text:p>ComplexNumber</text:p>
          </table:table-cell>
          <table:table-cell office:value-type="string" calcext:value-type="string">
            <text:p>TypeErro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number-columns-repeated="5" table:style-name="odfdo_auto_19" office:value-type="string" calcext:value-type="string">
            <text:p>ComplexDoubleElement</text:p>
          </table:table-cell>
          <table:table-cell office:value-type="string" calcext:value-type="string">
            <text:p>TypeError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number-columns-repeated="4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bessel_J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12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spherical_bessel_J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bessel_Y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12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spherical_bessel_Y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0" office:value-type="string" calcext:value-type="string">
            <text:p>Expression | complex | float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TypeError</text:p>
          </table:table-cell>
          <table:table-cell table:style-name="odfdo_auto_30" office:value-type="string" calcext:value-type="string">
            <text:p>Expression | complex | floa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1" office:value-type="string" calcext:value-type="string">
            <text:p>Expression | float</text:p>
          </table:table-cell>
          <table:table-cell table:style-name="odfdo_auto_19" office:value-type="string" calcext:value-type="string">
            <text:p>ComplexDoubleElement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25" office:value-type="string" calcext:value-type="string">
            <text:p>complex | floa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8" office:value-type="string" calcext:value-type="string">
            <text:p>RealNumber | ComplexNumber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18"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table:style-name="odfdo_auto_28" office:value-type="string" calcext:value-type="string">
            <text:p>RealNumber | ComplexNumber</text:p>
          </table:table-cell>
          <table:table-cell office:value-type="string" calcext:value-type="string">
            <text:p>complex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TypeError</text:p>
          </table:table-cell>
          <table:table-cell table:style-name="odfdo_auto_33" office:value-type="string" calcext:value-type="string">
            <text:p>Expression | RealNumber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4" office:value-type="string" calcext:value-type="string">
            <text:p>Expression | Real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table:style-name="odfdo_auto_28" office:value-type="string" calcext:value-type="string">
            <text:p>RealNumber | 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style-name="odfdo_auto_29" office:value-type="string" calcext:value-type="string">
            <text:p>RealDoubleElement_gsl | ComplexDoubleElement</text:p>
          </table:table-cell>
          <table:table-cell office:value-type="string" calcext:value-type="string">
            <text:p>complex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TypeError</text:p>
          </table:table-cell>
          <table:table-cell table:style-name="odfdo_auto_36" office:value-type="string" calcext:value-type="string">
            <text:p>RealDoubleElement_gsl | ComplexDoubleElement | Expression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7" office:value-type="string" calcext:value-type="string">
            <text:p>RealDoubleElement_gsl | Expression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table:style-name="odfdo_auto_29" office:value-type="string" calcext:value-type="string">
            <text:p>RealDoubleElement_gsl | 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3"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12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1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8" table:default-cell-style-name="odfdo_auto_7"/>
        <table:table-column table:style-name="co14" table:default-cell-style-name="odfdo_auto_18"/>
        <table:table-column table:style-name="co14" table:number-columns-repeated="3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spherical_hankel1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5" office:value-type="string" calcext:value-type="string">
            <text:p>Expression | ComplexDoubleElement | RealDoubleElement_gsl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table table:name="spherical_hankel2_hold" table:style-name="ta1">
        <table:table-column table:style-name="co14" table:default-cell-style-name="Default"/>
        <table:table-column table:style-name="co14" table:number-columns-repeated="2" table:default-cell-style-name="odfdo_auto_7"/>
        <table:table-column table:style-name="co14" table:default-cell-style-name="odfdo_auto_3"/>
        <table:table-column table:style-name="co14" table:default-cell-style-name="odfdo_auto_7"/>
        <table:table-column table:style-name="co14" table:default-cell-style-name="odfdo_auto_41"/>
        <table:table-column table:style-name="co14" table:number-columns-repeated="8" table:default-cell-style-name="odfdo_auto_7"/>
        <table:table-column table:style-name="co14" table:default-cell-style-name="odfdo_auto_18"/>
        <table:table-column table:style-name="co14" table:number-columns-repeated="3" table:default-cell-style-name="odfdo_auto_7"/>
        <table:table-column table:style-name="co14" table:default-cell-style-name="odfdo_auto_18"/>
        <table:table-column table:style-name="co14" table:default-cell-style-name="odfdo_auto_19"/>
        <table:table-column table:style-name="co14" table:number-columns-repeated="5" table:default-cell-style-name="odfdo_auto_7"/>
        <table:table-row table:style-name="ro1">
          <table:table-cell office:value-type="string" calcext:value-type="string">
            <text:p>spherical_hankel2_hold</text:p>
          </table:table-cell>
          <table:table-cell table:style-name="ce1" office:value-type="string" calcext:value-type="string">
            <text:p>int</text:p>
          </table:table-cell>
          <table:table-cell table:style-name="odfdo_auto_2" office:value-type="string" calcext:value-type="string">
            <text:p>float</text:p>
          </table:table-cell>
          <table:table-cell office:value-type="string" calcext:value-type="string">
            <text:p>complex</text:p>
          </table:table-cell>
          <table:table-cell table:style-name="odfdo_auto_4" office:value-type="string" calcext:value-type="string">
            <text:p>Integer</text:p>
          </table:table-cell>
          <table:table-cell table:style-name="odfdo_auto_5" office:value-type="string" calcext:value-type="string">
            <text:p>IntegerMod_int</text:p>
          </table:table-cell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8" office:value-type="string" calcext:value-type="string">
            <text:p>Polynomial_integer_dense_flint</text:p>
          </table:table-cell>
          <table:table-cell table:style-name="odfdo_auto_9" office:value-type="string" calcext:value-type="string">
            <text:p>Polynomial_rational_flint</text:p>
          </table:table-cell>
          <table:table-cell table:style-name="odfdo_auto_10" office:value-type="string" calcext:value-type="string">
            <text:p>PolynomialRealDense</text:p>
          </table:table-cell>
          <table:table-cell table:style-name="odfdo_auto_11" office:value-type="string" calcext:value-type="string">
            <text:p>PolynomialRing_field_with_category.element_class</text:p>
          </table:table-cell>
          <table:table-cell table:style-name="odfdo_auto_12" office:value-type="string" calcext:value-type="string">
            <text:p>OrderElement_quadratic</text:p>
          </table:table-cell>
          <table:table-cell table:style-name="odfdo_auto_13" office:value-type="string" calcext:value-type="string">
            <text:p>NumberFieldElement_gaussian</text:p>
          </table:table-cell>
          <table:table-cell table:style-name="odfdo_auto_14" office:value-type="string" calcext:value-type="string">
            <text:p>RealNumber</text:p>
          </table:table-cell>
          <table:table-cell table:style-name="odfdo_auto_15" office:value-type="string" calcext:value-type="string">
            <text:p>RealDoubleElement_gsl</text:p>
          </table:table-cell>
          <table:table-cell table:style-name="odfdo_auto_16" office:value-type="string" calcext:value-type="string">
            <text:p>RealBall</text:p>
          </table:table-cell>
          <table:table-cell table:style-name="odfdo_auto_17" office:value-type="string" calcext:value-type="string">
            <text:p>RealIntervalFieldElement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style-name="odfdo_auto_20" office:value-type="string" calcext:value-type="string">
            <text:p>ComplexBall</text:p>
          </table:table-cell>
          <table:table-cell table:style-name="odfdo_auto_21" office:value-type="string" calcext:value-type="string">
            <text:p>ComplexIntervalFieldElement</text:p>
          </table:table-cell>
          <table:table-cell table:style-name="odfdo_auto_22" office:value-type="string" calcext:value-type="string">
            <text:p>PlusInfinity</text:p>
          </table:table-cell>
          <table:table-cell table:style-name="odfdo_auto_23" office:value-type="string" calcext:value-type="string">
            <text:p>MinusInfinity</text:p>
          </table:table-cell>
          <table:table-cell table:style-name="odfdo_auto_24" office:value-type="string" calcext:value-type="string">
            <text:p>UnsignedInfinity</text:p>
          </table:table-cell>
        </table:table-row>
        <table:table-row table:style-name="ro1">
          <table:table-cell table:style-name="ce1" office:value-type="string" calcext:value-type="string">
            <text:p>int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" office:value-type="string" calcext:value-type="string">
            <text:p>float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3"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TypeError</text:p>
          </table:table-cell>
          <table:table-cell table:style-name="odfdo_auto_32" office:value-type="string" calcext:value-type="string">
            <text:p>Expression | complex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2" office:value-type="string" calcext:value-type="string">
            <text:p>Expression | complex</text:p>
          </table:table-cell>
          <table:table-cell table:number-columns-repeated="3" table:style-name="odfdo_auto_3" office:value-type="string" calcext:value-type="string">
            <text:p>complex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4" office:value-type="string" calcext:value-type="string">
            <text:p>Integer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5" office:value-type="string" calcext:value-type="string">
            <text:p>IntegerMod_int</text:p>
          </table:table-cell>
          <table:table-cell table:number-columns-repeated="4" table:style-name="odfdo_auto_41" office:value-type="string" calcext:value-type="string">
            <text:p>TypeError</text:p>
          </table:table-cell>
          <table:table-cell office:value-type="string" calcext:value-type="string">
            <text:p>TypeError</text:p>
          </table:table-cell>
          <table:table-cell table:number-columns-repeated="19" table:style-name="odfdo_auto_41" office:value-type="string" calcext:value-type="string">
            <text:p>TypeError</text:p>
          </table:table-cell>
        </table:table-row>
        <table:table-row table:style-name="ro1">
          <table:table-cell table:style-name="odfdo_auto_6" office:value-type="string" calcext:value-type="string">
            <text:p>Rational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7" office:value-type="string" calcext:value-type="string">
            <text:p>Expression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8" office:value-type="string" calcext:value-type="string">
            <text:p>Polynomial_integer_dense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9" office:value-type="string" calcext:value-type="string">
            <text:p>Polynomial_rational_fli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0" office:value-type="string" calcext:value-type="string">
            <text:p>PolynomialRealDense</text:p>
          </table:table-cell>
          <table:table-cell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7" office:value-type="string" calcext:value-type="string">
            <text:p>Expression | PolynomialRealDense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1" office:value-type="string" calcext:value-type="string">
            <text:p>PolynomialRing_field_with_category.element_class</text:p>
          </table:table-cell>
          <table:table-cell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2" table:style-name="odfdo_auto_26" office:value-type="string" calcext:value-type="string">
            <text:p>Expression | PolynomialRing_field_with_category.element_class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2" office:value-type="string" calcext:value-type="string">
            <text:p>OrderElement_quadratic</text:p>
          </table:table-cell>
          <table:table-cell office:value-type="string" calcext:value-type="string">
            <text:p>Expression</text:p>
          </table:table-cell>
          <table:table-cell table:style-name="odfdo_auto_3" office:value-type="string" calcext:value-type="string">
            <text:p>complex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3" office:value-type="string" calcext:value-type="string">
            <text:p>NumberFieldElement_gaussian</text:p>
          </table:table-cell>
          <table:table-cell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4" office:value-type="string" calcext:value-type="string">
            <text:p>Real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3"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5" office:value-type="string" calcext:value-type="string">
            <text:p>RealDoubleElement_gsl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office:value-type="string" calcext:value-type="string">
            <text:p>Expression</text:p>
          </table:table-cell>
          <table:table-cell table:style-name="odfdo_auto_27" office:value-type="string" calcext:value-type="string">
            <text:p>Expression | PolynomialRealDense</text:p>
          </table:table-cell>
          <table:table-cell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6" office:value-type="string" calcext:value-type="string">
            <text:p>Real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7" office:value-type="string" calcext:value-type="string">
            <text:p>Real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table:number-columns-repeated="2" table:style-name="odfdo_auto_18" office:value-type="string" calcext:value-type="string">
            <text:p>ComplexNumbe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TypeError</text:p>
          </table:table-cell>
          <table:table-cell table:style-name="odfdo_auto_38" office:value-type="string" calcext:value-type="string">
            <text:p>Expression | ComplexNumber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8" office:value-type="string" calcext:value-type="string">
            <text:p>Expression | ComplexNumber</text:p>
          </table:table-cell>
          <table:table-cell table:style-name="odfdo_auto_18" office:value-type="string" calcext:value-type="string">
            <text:p>ComplexNumber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2" office:value-type="string" calcext:value-type="string">
            <text:p>Expression</text:p>
          </table:table-cell>
          <table:table-cell office:value-type="string" calcext:value-type="string">
            <text:p>ComplexNumber</text:p>
          </table:table-cell>
          <table:table-cell table:style-name="odfdo_auto_18" office:value-type="string" calcext:value-type="string">
            <text:p>ComplexNumber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2" table:style-name="odfdo_auto_19" office:value-type="string" calcext:value-type="string">
            <text:p>ComplexDoubleElement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TypeError</text:p>
          </table:table-cell>
          <table:table-cell table:style-name="odfdo_auto_39" office:value-type="string" calcext:value-type="string">
            <text:p>Expression | ComplexDoubleElement</text:p>
          </table:table-cell>
          <table:table-cell office:value-type="string" calcext:value-type="string">
            <text:p>Expression</text:p>
          </table:table-cell>
          <table:table-cell table:number-columns-repeated="4" table:style-name="odfdo_auto_26" office:value-type="string" calcext:value-type="string">
            <text:p>Expression | PolynomialRing_field_with_category.element_class</text:p>
          </table:table-cell>
          <table:table-cell table:style-name="odfdo_auto_39" office:value-type="string" calcext:value-type="string">
            <text:p>Expression | ComplexDoubleElement</text:p>
          </table:table-cell>
          <table:table-cell table:number-columns-repeated="3" table:style-name="odfdo_auto_19" office:value-type="string" calcext:value-type="string">
            <text:p>ComplexDouble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19" office:value-type="string" calcext:value-type="string">
            <text:p>ComplexDoubleElement</text:p>
          </table:table-cell>
          <table:table-cell office:value-type="string" calcext:value-type="string">
            <text:p>ComplexDoubleElement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0" office:value-type="string" calcext:value-type="string">
            <text:p>ComplexBall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1" office:value-type="string" calcext:value-type="string">
            <text:p>ComplexIntervalFieldElement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2" office:value-type="string" calcext:value-type="string">
            <text:p>Pl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3" office:value-type="string" calcext:value-type="string">
            <text:p>Minus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  <table:table-row table:style-name="ro1">
          <table:table-cell table:style-name="odfdo_auto_24" office:value-type="string" calcext:value-type="string">
            <text:p>UnsignedInfinity</text:p>
          </table:table-cell>
          <table:table-cell table:number-columns-repeated="2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office:value-type="string" calcext:value-type="string">
            <text:p>Expression</text:p>
          </table:table-cell>
          <table:table-cell office:value-type="string" calcext:value-type="string">
            <text:p>TypeError</text:p>
          </table:table-cell>
          <table:table-cell table:number-columns-repeated="8" office:value-type="string" calcext:value-type="string">
            <text:p>Expression</text:p>
          </table:table-cell>
          <table:table-cell table:style-name="odfdo_auto_7" office:value-type="string" calcext:value-type="string">
            <text:p>Expression</text:p>
          </table:table-cell>
          <table:table-cell table:number-columns-repeated="3" office:value-type="string" calcext:value-type="string">
            <text:p>Expression</text:p>
          </table:table-cell>
          <table:table-cell table:number-columns-repeated="2" table:style-name="odfdo_auto_7" office:value-type="string" calcext:value-type="string">
            <text:p>Expression</text:p>
          </table:table-cell>
          <table:table-cell table:number-columns-repeated="5" office:value-type="string" calcext:value-type="string">
            <text:p>Expr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DejaVu Sans" svg:font-family="'DejaVu Sans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思源黑体" svg:font-family="思源黑体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思源宋体" style:font-family-generic-asian="system" style:font-pitch-asian="variable" style:font-size-asian="12pt" style:language-asian="zxx" style:country-asian="none" style:font-family-complex="'思源黑体 传统'" style:font-family-generic-complex="system" style:font-pitch-complex="variable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pitch-asian="variable" style:font-size-asian="10pt" style:font-name-complex="DejaVu Sans" style:font-family-complex="'DejaVu Sans'" style:font-pitch-complex="variable" style:font-size-complex="10pt"/>
    </style:style>
    <number:number-style style:name="N0">
      <number:number number:min-integer-digits="1"/>
    </number:number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6">0000/00/00</text:date>, <text:time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4.2$Linux_X86_64 LibreOffice_project/580$Build-2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2" meta:cell-count="7500" meta:object-count="0"/>
    <meta:user-defined meta:name="Info 1"/>
    <meta:user-defined meta:name="Info 2"/>
    <meta:user-defined meta:name="Info 3"/>
    <meta:user-defined meta:name="Info 4"/>
  </office:meta>
</office:document-meta>
</file>